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officeooo:rsid="0009f46c" officeooo:paragraph-rsid="0009f46c"/>
    </style:style>
    <style:style style:name="P2" style:family="paragraph" style:parent-style-name="Standard" style:list-style-name="L1">
      <style:text-properties style:font-name="Liberation Sans" officeooo:rsid="0009f46c" officeooo:paragraph-rsid="0009f46c"/>
    </style:style>
    <style:style style:name="P3" style:family="paragraph" style:parent-style-name="Standard" style:list-style-name="L1">
      <style:text-properties style:font-name="Liberation Sans" officeooo:rsid="000b7d6f" officeooo:paragraph-rsid="000b7d6f"/>
    </style:style>
    <style:style style:name="P4" style:family="paragraph" style:parent-style-name="Standard" style:list-style-name="L1">
      <style:text-properties style:font-name="Liberation Sans" officeooo:rsid="000bab50" officeooo:paragraph-rsid="000bab50"/>
    </style:style>
    <style:style style:name="P5" style:family="paragraph" style:parent-style-name="Standard" style:list-style-name="L1">
      <style:text-properties style:font-name="Liberation Sans" officeooo:rsid="000c5403" officeooo:paragraph-rsid="000c5403"/>
    </style:style>
    <style:style style:name="P6" style:family="paragraph" style:parent-style-name="Standard">
      <style:text-properties style:font-name="Liberation Sans" officeooo:rsid="000ef86c" officeooo:paragraph-rsid="000ef86c"/>
    </style:style>
    <style:style style:name="T1" style:family="text">
      <style:text-properties officeooo:rsid="000bab50"/>
    </style:style>
    <text:list-style style:name="L1">
      <text:list-level-style-number text:level="1" style:num-prefix=" " style:num-suffix=" "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in" fo:margin-left="0.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0.25in" fo:margin-left="0.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0.25in" fo:margin-left="0.2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0.25in" fo:margin-left="0.2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0.25in" fo:margin-left="0.25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0.25in" fo:margin-left="0.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0.25in" fo:margin-left="0.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0.25in" fo:margin-left="0.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 directions:</text:p>
      <text:p text:style-name="P6">Released under CCSA</text:p>
      <text:p text:style-name="P6">Version 0.1<text:tab/>2014-12-02</text:p>
      <text:p text:style-name="P1"/>
      <text:list xml:id="list4858599978303116183" text:style-name="L1">
        <text:list-item>
          <text:p text:style-name="P2">Pick a vat, build table, and build table ties based on build dimensions, <text:span text:style-name="T1">leaving room for supports</text:span></text:p>
        </text:list-item>
        <text:list-item>
          <text:p text:style-name="P2">Hang the build table and level with height gage</text:p>
        </text:list-item>
        <text:list-item>
          <text:p text:style-name="P2">Set Z axis home based on desired X and Y dimensions</text:p>
          <text:list>
            <text:list-item>
              <text:p text:style-name="P2">Turn on projector</text:p>
            </text:list-item>
            <text:list-item>
              <text:p text:style-name="P2">Set rule on build table</text:p>
            </text:list-item>
            <text:list-item>
              <text:p text:style-name="P2">Adjust Z axis, zoom, and focus until projection is to desired dimensions</text:p>
            </text:list-item>
            <text:list-item>
              <text:p text:style-name="P2">Reset the Arduino so this position is zeroed</text:p>
            </text:list-item>
          </text:list>
        </text:list-item>
        <text:list-item>
          <text:p text:style-name="P2">Position vat</text:p>
          <text:list>
            <text:list-item>
              <text:p text:style-name="P2">Move down from home dimensions to the bottom-most position of travel</text:p>
            </text:list-item>
            <text:list-item>
              <text:p text:style-name="P2">Set vat height, ensuring it does not interfere with the build table and provides enough Z axis travel for build</text:p>
            </text:list-item>
            <text:list-item>
              <text:p text:style-name="P3">Home the Z axis</text:p>
            </text:list-item>
          </text:list>
        </text:list-item>
        <text:list-item>
          <text:p text:style-name="P2">Focus projector</text:p>
          <text:list>
            <text:list-item>
              <text:p text:style-name="P2">Place a piece of paper on the build table</text:p>
            </text:list-item>
            <text:list-item>
              <text:p text:style-name="P2">Project small text onto paper</text:p>
            </text:list-item>
            <text:list-item>
              <text:p text:style-name="P2">Adjust focus until text is clear</text:p>
            </text:list-item>
            <text:list-item>
              <text:p text:style-name="P3">Clear the build table</text:p>
            </text:list-item>
            <text:list-item>
              <text:p text:style-name="P3">Cover the lens on the projector</text:p>
            </text:list-item>
          </text:list>
        </text:list-item>
        <text:list-item>
          <text:p text:style-name="P3">Adjust build aspect ratio</text:p>
          <text:list>
            <text:list-item>
              <text:p text:style-name="P3">Load a 20 mm test cube in software and project a layer which shows the extents of the build</text:p>
            </text:list-item>
            <text:list-item>
              <text:p text:style-name="P3">Place a rule on the build table and ensure the projection is 20 mm square</text:p>
            </text:list-item>
            <text:list-item>
              <text:p text:style-name="P3">Adjust the build dimensions until the build dimensions are correct</text:p>
              <text:list>
                <text:list-item>
                  <text:p text:style-name="P3">The following formula is useful:</text:p>
                  <text:list>
                    <text:list-item>
                      <text:p text:style-name="P3">measured dimension / 20 mm * current build dimension</text:p>
                    </text:list-item>
                  </text:list>
                </text:list-item>
                <text:list-item>
                  <text:p text:style-name="P3">It is useful to do this with one axis and adjust the other using the aspect ratio of the projector.</text:p>
                </text:list-item>
                <text:list-item>
                  <text:p text:style-name="P4">If entropy creeps in and the numbers on the calculator get rather large decimal values, round to an integer and use the aspect ratio to set the other axis, then repeat the process</text:p>
                </text:list-item>
                <text:list-item>
                  <text:p text:style-name="P4">Iterate this process until the dimensions look good</text:p>
                </text:list-item>
              </text:list>
            </text:list-item>
          </text:list>
        </text:list-item>
        <text:list-item>
          <text:p text:style-name="P3">Fill the vat</text:p>
          <text:list>
            <text:list-item>
              <text:p text:style-name="P3">Measure the distance between the floor of the vat and the top of the build table</text:p>
              <text:list>
                <text:list-item>
                  <text:p text:style-name="P3">The depth extension of a caliper is good for this</text:p>
                </text:list-item>
              </text:list>
            </text:list-item>
            <text:list-item>
              <text:p text:style-name="P3">Remove the vat</text:p>
            </text:list-item>
            <text:list-item>
              <text:p text:style-name="P3">Switch to non-curing light (red light, usually) and ensure the lens of the projector is covered</text:p>
            </text:list-item>
            <text:list-item>
              <text:p text:style-name="P3">Fill the vat to the depth measured</text:p>
              <text:list>
                <text:list-item>
                  <text:p text:style-name="P3">Using the same depth extension of the caliper is good for this</text:p>
                </text:list-item>
              </text:list>
            </text:list-item>
            <text:list-item>
              <text:p text:style-name="P3">Place the vat in the machine</text:p>
            </text:list-item>
          </text:list>
        </text:list-item>
        <text:list-item>
          <text:p text:style-name="P3">Level and Refine Z home position</text:p>
          <text:list>
            <text:list-item>
              <text:p text:style-name="P3">Do small Z moves and adjust the build table ties until the surface of the resin and the build table are parallel <text:span text:style-name="T1">and the build table is just below the resin</text:span></text:p>
            </text:list-item>
            <text:list-item>
              <text:p text:style-name="P4">If there were large Z moves involved remove the vat and cover it, refocus the projector, and ensure the build dimensions are correct</text:p>
            </text:list-item>
          </text:list>
        </text:list-item>
        <text:list-item>
          <text:p text:style-name="P4">Load model, move it 2 mm off the bottom of the build volume, and add a few supports to the bottom</text:p>
        </text:list-item>
        <text:list-item>
          <text:p text:style-name="P5"><text:soft-page-break/>Slice</text:p>
        </text:list-item>
        <text:list-item>
          <text:p text:style-name="P5">Build</text:p>
        </text:list-item>
        <text:list-item>
          <text:p text:style-name="P5">Enjo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1:41:14.681000000</meta:creation-date>
    <dc:date>2014-12-02T12:25:23.626000000</dc:date>
    <meta:editing-duration>PT12M56S</meta:editing-duration>
    <meta:editing-cycles>4</meta:editing-cycles>
    <meta:generator>LibreOffice/4.3.4.1$Windows_x86 LibreOffice_project/bc356b2f991740509f321d70e4512a6a54c5f243</meta:generator>
    <meta:document-statistic meta:table-count="0" meta:image-count="0" meta:object-count="0" meta:page-count="2" meta:paragraph-count="44" meta:word-count="463" meta:character-count="2459" meta:non-whitespace-character-count="1999"/>
  </office:meta>
</office:document-meta>
</file>